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  <style:text-properties style:use-window-font-color="true" loext:opacity="0%" style:font-name="DejaVu Sans Mono" fo:font-size="10.5pt" fo:language="es" fo:country="CO" fo:font-weight="bold" officeooo:paragraph-rsid="0008b3c7" style:font-name-asian="Nimbus Sans" style:font-size-asian="10.5pt" style:font-weight-asian="bold" style:font-name-complex="Nimbus Sans" style:font-size-complex="10.5pt" style:font-weight-complex="bold"/>
    </style:style>
    <style:style style:name="P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2a4f64" style:font-size-asian="10.5pt" style:font-weight-asian="bold" style:font-name-complex="Arial" style:font-size-complex="10.5pt" style:font-weight-complex="bold"/>
    </style:style>
    <style:style style:name="P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2a4f64" style:font-size-asian="10.5pt" style:font-weight-asian="bold" style:font-name-complex="Arial" style:font-size-complex="10.5pt" style:font-weight-complex="bold"/>
    </style:style>
    <style:style style:name="P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b4e3c" officeooo:paragraph-rsid="000b4e3c" style:font-size-asian="10.5pt" style:font-weight-asian="bold" style:font-name-complex="Arial" style:font-size-complex="10.5pt" style:font-weight-complex="bold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bold" officeooo:rsid="0008b3c7" officeooo:paragraph-rsid="002a4f64" style:font-size-asian="10.5pt" style:font-weight-asian="bold" style:font-name-complex="Arial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08b3c7" style:font-size-asian="10.5pt" style:font-weight-asian="bold" style:font-name-complex="Arial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08b3c7" style:font-size-asian="10.5pt" style:font-weight-asian="bold" style:font-name-complex="Arial" style:font-size-complex="10.5pt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08b3c7" officeooo:paragraph-rsid="0008b3c7" style:font-size-asian="10.5pt" style:font-style-asian="italic" style:font-weight-asian="bold" style:font-name-complex="Arial" style:font-size-complex="10.5pt" style:font-style-complex="italic" style:font-weight-complex="bold"/>
    </style:style>
    <style:style style:name="P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08b3c7" officeooo:paragraph-rsid="002a20f0" style:font-size-asian="10.5pt" style:font-style-asian="italic" style:font-weight-asian="bold" style:font-name-complex="Arial" style:font-size-complex="10.5pt" style:font-style-complex="italic" style:font-weight-complex="bold"/>
    </style:style>
    <style:style style:name="P1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0f7fec" officeooo:paragraph-rsid="000f7fec" style:font-size-asian="10.5pt" style:font-style-asian="italic" style:font-weight-asian="bold" style:font-name-complex="Arial" style:font-size-complex="10.5pt" style:font-style-complex="italic" style:font-weight-complex="bold"/>
    </style:style>
    <style:style style:name="P1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2b206f" officeooo:paragraph-rsid="002b206f" style:font-size-asian="10.5pt" style:font-style-asian="italic" style:font-weight-asian="bold" style:font-name-complex="Arial" style:font-size-complex="10.5pt" style:font-style-complex="italic" style:font-weight-complex="bold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2a20f0" style:font-size-asian="10.5pt" style:font-name-complex="Arial" style:font-size-complex="10.5pt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2a4f64" style:font-size-asian="10.5pt" style:font-name-complex="Arial" style:font-size-complex="10.5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8b3c7" officeooo:paragraph-rsid="0008b3c7" style:font-size-asian="10.5pt" style:font-name-complex="Arial" style:font-size-complex="10.5pt"/>
    </style:style>
    <style:style style:name="P1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0f7fec" style:font-size-asian="10.5pt" style:font-name-complex="Arial" style:font-size-complex="10.5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0f7fec" style:font-size-asian="10.5pt" style:font-name-complex="Arial" style:font-size-complex="10.5pt"/>
    </style:style>
    <style:style style:name="P2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7fec" officeooo:paragraph-rsid="001f1b47" style:font-size-asian="10.5pt" style:font-name-complex="Arial" style:font-size-complex="10.5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1cd09c" style:font-size-asian="10.5pt" style:font-name-complex="Arial" style:font-size-complex="10.5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1b4503" style:font-size-asian="10.5pt" style:font-name-complex="Arial" style:font-size-complex="10.5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1d83c2" style:font-size-asian="10.5pt" style:font-name-complex="Arial" style:font-size-complex="10.5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7fec" officeooo:paragraph-rsid="002a164d" style:font-size-asian="10.5pt" style:font-name-complex="Arial" style:font-size-complex="10.5pt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0f49ea" style:font-size-asian="10.5pt" style:font-name-complex="Arial" style:font-size-complex="10.5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0f49ea" style:font-size-asian="10.5pt" style:font-name-complex="Arial" style:font-size-complex="10.5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f49ea" officeooo:paragraph-rsid="001d83c2" style:font-size-asian="10.5pt" style:font-name-complex="Arial" style:font-size-complex="10.5pt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1f1b47" officeooo:paragraph-rsid="001f1b47" style:font-size-asian="10.5pt" style:font-name-complex="Arial" style:font-size-complex="10.5pt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a7c2b" officeooo:paragraph-rsid="000a7c2b" style:font-size-asian="10.5pt" style:font-name-complex="Arial" style:font-size-complex="10.5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a7c2b" officeooo:paragraph-rsid="000a7c2b" style:font-size-asian="10.5pt" style:font-name-complex="Arial" style:font-size-complex="10.5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a7c2b" officeooo:paragraph-rsid="002a4f64" style:font-size-asian="10.5pt" style:font-name-complex="Arial" style:font-size-complex="10.5pt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2b206f" officeooo:paragraph-rsid="002b206f" style:font-size-asian="10.5pt" style:font-name-complex="Arial" style:font-size-complex="10.5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08b3c7" style:font-size-asian="10.5pt" style:font-name-complex="Arial" style:font-size-complex="10.5pt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2a4f64" style:font-size-asian="10.5pt" style:font-name-complex="Arial" style:font-size-complex="10.5pt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paragraph-rsid="0008b3c7" style:font-size-asian="10.5pt" style:font-name-complex="Arial" style:font-size-complex="10.5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5b276" officeooo:paragraph-rsid="0025b276" style:font-size-asian="10.5pt" style:font-name-complex="Arial" style:font-size-complex="10.5pt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1b4503" style:font-size-asian="10.5pt" style:font-size-complex="10.5pt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229409" style:font-size-asian="10.5pt" style:font-size-complex="10.5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cd09c" style:font-size-asian="10.5pt" style:font-size-complex="10.5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0f7fec" style:font-size-asian="10.5pt" style:font-size-complex="10.5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2a164d" style:font-size-asian="10.5pt" style:font-size-complex="10.5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65768" style:font-size-asian="10.5pt" style:font-size-complex="10.5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885d4" style:font-size-asian="10.5pt" style:font-size-complex="10.5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d83c2" style:font-size-asian="10.5pt" style:font-size-complex="10.5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08b3c7" style:font-size-asian="10.5pt" style:font-size-complex="10.5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a164d" officeooo:paragraph-rsid="002a164d" style:font-size-asian="10.5pt" style:font-size-complex="10.5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19c7d6" officeooo:paragraph-rsid="002a164d" style:font-size-asian="10.5pt" style:font-size-complex="10.5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2e3003" officeooo:paragraph-rsid="002e3003" style:font-size-asian="10.5pt" style:font-size-complex="10.5pt"/>
    </style:style>
    <style:style style:name="P4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2pt" fo:font-weight="bold" officeooo:rsid="002b206f" officeooo:paragraph-rsid="002b206f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DejaVu Sans Mono" fo:font-size="8pt" officeooo:paragraph-rsid="002a4f64" style:font-size-asian="8pt" style:font-name-complex="Arial" style:font-size-complex="8pt"/>
    </style:style>
    <style:style style:name="P5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style:font-size-asian="10.5pt" style:font-style-asian="normal" style:font-weight-asian="normal" style:font-size-complex="10.5pt" style:text-emphasize="none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1b4503" style:font-size-asian="10.5pt" style:font-style-asian="normal" style:font-weight-asian="normal" style:font-size-complex="10.5pt" style:text-emphasize="none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b4503" officeooo:paragraph-rsid="00229409" style:font-size-asian="10.5pt" style:font-style-asian="normal" style:font-weight-asian="normal" style:font-size-complex="10.5pt" style:text-emphasize="none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235a6" officeooo:paragraph-rsid="001235a6" style:font-size-asian="10.5pt" style:font-style-asian="normal" style:font-weight-asian="normal" style:font-size-complex="10.5pt" style:text-emphasize="none"/>
    </style:style>
    <style:style style:name="P5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e1b2f" officeooo:paragraph-rsid="001f1b47" style:font-size-asian="10.5pt" style:font-style-asian="normal" style:font-weight-asian="normal" style:font-name-complex="Arial" style:font-size-complex="10.5pt" style:text-emphasize="none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7fec" officeooo:paragraph-rsid="000f7fec" style:font-size-asian="10.5pt" style:font-style-asian="normal" style:font-weight-asian="normal" style:font-name-complex="Arial" style:font-size-complex="10.5pt" style:text-emphasize="none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cd09c" officeooo:paragraph-rsid="001cd09c" style:font-size-asian="10.5pt" style:font-style-asian="normal" style:font-weight-asian="normal" style:font-name-complex="Arial" style:font-size-complex="10.5pt" style:text-emphasize="none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8a340" officeooo:paragraph-rsid="0028a340" style:font-size-asian="10.5pt" style:font-style-asian="normal" style:font-weight-asian="normal" style:font-name-complex="Arial" style:font-size-complex="10.5pt" style:text-emphasize="none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a164d" officeooo:paragraph-rsid="002a164d" style:font-size-asian="10.5pt" style:font-style-asian="normal" style:font-weight-asian="normal" style:font-name-complex="Arial" style:font-size-complex="10.5pt" style:text-emphasize="none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7f2b7" officeooo:paragraph-rsid="0027f2b7" style:font-size-asian="10.5pt" style:font-style-asian="normal" style:font-weight-asian="normal" style:font-name-complex="Arial" style:font-size-complex="10.5pt" style:text-emphasize="none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65768" officeooo:paragraph-rsid="00165768" style:font-size-asian="10.5pt" style:font-style-asian="normal" style:font-weight-asian="normal" style:font-name-complex="Arial" style:font-size-complex="10.5pt" style:text-emphasize="none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0f49ea" style:font-size-asian="10.5pt" style:font-style-asian="normal" style:font-weight-asian="normal" style:font-name-complex="Arial" style:font-size-complex="10.5pt" style:text-emphasize="none"/>
    </style:style>
    <style:style style:name="P6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0f49ea" style:font-size-asian="10.5pt" style:font-style-asian="normal" style:font-weight-asian="normal" style:font-name-complex="Arial" style:font-size-complex="10.5pt" style:text-emphasize="none"/>
    </style:style>
    <style:style style:name="P6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2b206f" officeooo:paragraph-rsid="002b206f" style:font-size-asian="10.5pt" style:font-style-asian="normal" style:font-weight-asian="normal" style:font-name-complex="Arial" style:font-size-complex="10.5pt" style:text-emphasize="none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9c7d6" officeooo:paragraph-rsid="002a164d" style:font-size-asian="10.5pt" style:font-style-asian="normal" style:font-weight-asian="normal" style:font-name-complex="Arial" style:font-size-complex="10.5pt" style:text-emphasize="none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DejaVu Sans Mono" fo:font-size="10.5pt" fo:font-style="italic" fo:text-shadow="none" style:text-underline-style="none" fo:font-weight="bold" officeooo:rsid="000a7c2b" officeooo:paragraph-rsid="000a7c2b" style:font-size-asian="10.5pt" style:font-style-asian="italic" style:font-weight-asian="bold" style:font-name-complex="Arial" style:font-size-complex="10.5pt" style:font-weight-complex="bold" style:text-emphasize="none"/>
    </style:style>
    <style:style style:name="P67" style:family="paragraph" style:parent-style-name="LO-normal">
      <style:paragraph-properties fo:text-align="center" style:justify-single-word="false"/>
      <style:text-properties fo:font-variant="normal" fo:text-transform="none" style:use-window-font-color="true" loext:opacity="0%" style:font-name="DejaVu Sans Mono" fo:font-size="10.5pt" fo:language="es" fo:country="CO" fo:font-style="normal" fo:font-weight="bold" officeooo:paragraph-rsid="0008b3c7" style:font-name-asian="Nimbus Sans" style:font-size-asian="10.5pt" style:font-style-asian="normal" style:font-weight-asian="bold" style:font-name-complex="Nimbus Sans" style:font-size-complex="10.5pt" style:font-weight-complex="bold"/>
    </style:style>
    <style:style style:name="P6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a933" loext:opacity="100%" style:font-name="DejaVu Sans Mono" fo:font-size="10.5pt" officeooo:rsid="000a7c2b" officeooo:paragraph-rsid="000a7c2b" style:font-size-asian="10.5pt" style:font-name-complex="Arial" style:font-size-complex="10.5pt"/>
    </style:style>
    <style:style style:name="P6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DejaVu Sans Mono" fo:font-size="10.5pt" officeooo:paragraph-rsid="00229409" style:font-size-asian="10.5pt" style:font-size-complex="10.5pt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DejaVu Sans Mono" fo:font-size="10.5pt" officeooo:paragraph-rsid="0008b3c7" style:font-size-asian="10.5pt" style:font-size-complex="10.5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DejaVu Sans Mono" fo:font-size="10.5pt" officeooo:rsid="001e1b2f" officeooo:paragraph-rsid="001e1b2f" style:font-size-asian="10.5pt" style:font-name-complex="Arial" style:font-size-complex="10.5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font-name="DejaVu Sans Mono" fo:font-size="10.5pt" officeooo:rsid="000f7fec" officeooo:paragraph-rsid="001f1b47" style:font-size-asian="10.5pt" style:font-name-complex="Arial" style:font-size-complex="10.5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0f49ea" officeooo:paragraph-rsid="000f49ea" style:font-size-asian="10.5pt" style:font-style-asian="normal" style:font-weight-asian="normal" style:font-name-complex="Arial" style:font-size-complex="10.5pt" style:text-emphasize="none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officeooo:rsid="001e1b2f" officeooo:paragraph-rsid="001e1b2f" style:font-size-asian="10.5pt" style:font-style-asian="normal" style:font-weight-asian="normal" style:font-name-complex="Arial" style:font-size-complex="10.5pt" style:text-emphasize="none"/>
    </style:style>
    <style:style style:name="P7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DejaVu Sans Mono" fo:font-size="8pt" fo:font-style="normal" fo:text-shadow="none" style:text-underline-style="none" fo:font-weight="bold" officeooo:paragraph-rsid="0008b3c7" style:font-size-asian="8pt" style:font-style-asian="normal" style:font-weight-asian="bold" style:font-size-complex="8pt" style:text-emphasize="none"/>
    </style:style>
    <style:style style:name="P7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DejaVu Sans Mono" fo:font-size="10.5pt" fo:font-style="normal" fo:text-shadow="none" style:text-underline-style="none" fo:font-weight="normal" officeooo:paragraph-rsid="0008b3c7" style:font-size-asian="10.5pt" style:font-style-asian="normal" style:font-weight-asian="normal" style:font-size-complex="10.5pt" style:text-emphasize="none"/>
    </style:style>
    <style:style style:name="P7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f49ea" officeooo:paragraph-rsid="001d83c2" style:font-size-asian="10.5pt" style:font-name-complex="Arial" style:font-size-complex="10.5pt"/>
    </style:style>
    <style:style style:name="P7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1d83c2" style:font-size-asian="10.5pt" style:font-size-complex="10.5pt"/>
    </style:style>
    <style:style style:name="P7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paragraph-rsid="0034bdb9" style:font-size-asian="10.5pt" style:font-size-complex="10.5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paragraph-rsid="001cd09c" style:font-size-asian="10.5pt" style:font-size-complex="10.5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font-name="DejaVu Sans Mono" fo:font-size="10.5pt" officeooo:rsid="000f49ea" officeooo:paragraph-rsid="001f1b47" style:font-size-asian="10.5pt" style:font-name-complex="Arial" style:font-size-complex="10.5pt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c9211e" loext:opacity="100%" style:font-name="DejaVu Sans Mono" fo:font-size="10.5pt" officeooo:rsid="00365666" officeooo:paragraph-rsid="00365666" style:font-size-asian="10.5pt" style:font-name-complex="Arial" style:font-size-complex="10.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34bdb9"/>
    </style:style>
    <style:style style:name="T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5d4" style:font-style-asian="normal" style:font-weight-asian="normal" style:font-name-complex="Arial" style:text-emphasize="none"/>
    </style:style>
    <style:style style:name="T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9c7d6" style:font-style-asian="normal" style:font-weight-asian="normal" style:font-name-complex="Ari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cd09c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5d4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4c6ae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74a6e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d83c2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f7fec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f49ea" style:font-style-asian="normal" style:font-weight-asian="normal" style:text-emphasize="none"/>
    </style:style>
    <style:style style:name="T14" style:family="text">
      <style:text-properties officeooo:rsid="000a7c2b"/>
    </style:style>
    <style:style style:name="T15" style:family="text">
      <style:text-properties fo:font-weight="bold" style:font-weight-asian="bold" style:font-name-complex="Arial"/>
    </style:style>
    <style:style style:name="T16" style:family="text">
      <style:text-properties fo:font-weight="bold" style:font-weight-asian="bold" style:font-name-complex="Arial" style:font-weight-complex="bold"/>
    </style:style>
    <style:style style:name="T17" style:family="text">
      <style:text-properties fo:font-weight="bold" officeooo:rsid="0008b3c7" style:font-weight-asian="bold" style:font-name-complex="Arial" style:font-weight-complex="bold"/>
    </style:style>
    <style:style style:name="T18" style:family="text">
      <style:text-properties fo:font-weight="bold" officeooo:rsid="0008b3c7" style:font-weight-asian="bold" style:font-name-complex="Arial"/>
    </style:style>
    <style:style style:name="T19" style:family="text">
      <style:text-properties style:font-name-complex="Arial"/>
    </style:style>
    <style:style style:name="T20" style:family="text">
      <style:text-properties officeooo:rsid="000f49ea" style:font-name-complex="Arial"/>
    </style:style>
    <style:style style:name="T21" style:family="text">
      <style:text-properties officeooo:rsid="001d83c2" style:font-name-complex="Arial"/>
    </style:style>
    <style:style style:name="T22" style:family="text">
      <style:text-properties officeooo:rsid="001b4503" style:font-name-complex="Arial"/>
    </style:style>
    <style:style style:name="T23" style:family="text">
      <style:text-properties officeooo:rsid="002a4f64" style:font-name-complex="Arial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165768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1885d4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013c5cb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0111c87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014c6a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019c7d6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0174a6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1d83c2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1f1b47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1235a6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2a20f0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229409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1cd09c" style:font-style-asian="normal" style:font-weight-asian="normal" style:font-name-complex="Ari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0f7fec" style:font-style-asian="normal" style:font-weight-asian="normal" style:font-name-complex="Ari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fo:font-weight="normal" officeooo:rsid="0014c6ae" style:font-style-asian="normal" style:font-weight-asian="normal" style:font-name-complex="Ari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normal" officeooo:rsid="00111c87" style:font-style-asian="normal" style:font-weight-asian="normal" style:font-name-complex="Ari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officeooo:rsid="00165768" style:font-style-asian="normal" style:font-weight-asian="normal" style:font-name-complex="Ari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019c7d6" style:font-style-asian="normal" style:font-weight-asian="normal" style:font-name-complex="Ari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01885d4" style:font-style-asian="normal" style:font-weight-asian="normal" style:font-name-complex="Ari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0174a6e" style:font-style-asian="normal" style:font-weight-asian="normal" style:font-name-complex="Ari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font-name-complex="Arial" style:text-emphasize="none"/>
    </style:style>
    <style:style style:name="T49" style:family="text">
      <style:text-properties style:text-outline="false" style:text-line-through-style="none" style:text-line-through-type="none" fo:font-style="normal" fo:text-shadow="none" style:text-underline-style="none" fo:font-weight="normal" officeooo:rsid="002a164d" style:font-style-asian="normal" style:font-weight-asian="normal" style:font-name-complex="Arial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normal" officeooo:rsid="0008b3c7" style:font-style-asian="normal" style:font-weight-asian="normal" style:font-weight-complex="normal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52" style:family="text">
      <style:text-properties style:text-outline="false" style:text-line-through-style="none" style:text-line-through-type="none" fo:font-style="italic" fo:text-shadow="none" style:text-underline-style="none" fo:font-weight="bold" style:font-style-asian="italic" style:font-weight-asian="bold" style:font-weight-complex="bold" style:text-emphasize="none"/>
    </style:style>
    <style:style style:name="T53" style:family="text">
      <style:text-properties officeooo:rsid="001f1b47"/>
    </style:style>
    <style:style style:name="T5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b4503" style:font-style-asian="normal" style:font-weight-asian="normal" style:text-emphasize="none"/>
    </style:style>
    <style:style style:name="T5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09" style:font-style-asian="normal" style:font-weight-asian="normal" style:text-emphasize="none"/>
    </style:style>
    <style:style style:name="T56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bold" officeooo:rsid="0008b3c7" style:font-style-asian="italic" style:font-weight-asian="bold" style:font-name-complex="Arial" style:font-weight-complex="bold" style:text-emphasize="none"/>
    </style:style>
    <style:style style:name="T57" style:family="text">
      <style:text-properties officeooo:rsid="001b4503"/>
    </style:style>
    <style:style style:name="T58" style:family="text">
      <style:text-properties officeooo:rsid="000f7fec"/>
    </style:style>
    <style:style style:name="T59" style:family="text">
      <style:text-properties officeooo:rsid="002a20f0"/>
    </style:style>
    <style:style style:name="T60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bold" style:font-style-asian="italic" style:font-weight-asian="bold" style:font-style-complex="italic" style:text-emphasize="none"/>
    </style:style>
    <style:style style:name="T61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bold" officeooo:rsid="002a4f64" style:font-style-asian="italic" style:font-weight-asian="bold" style:font-style-complex="italic" style:text-emphasize="none"/>
    </style:style>
    <style:style style:name="T6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6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20f0" style:font-style-asian="normal" style:font-weight-asian="normal" style:font-weight-complex="normal" style:text-emphasize="none"/>
    </style:style>
    <style:style style:name="T6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20dc5" style:font-style-asian="normal" style:font-weight-asian="normal" style:font-weight-complex="normal" style:text-emphasize="none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2b206f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MINISTERIO DEL TRABAJO</text:p>
      <text:p text:style-name="P1"/>
      <text:p text:style-name="P1">SERVICIO NACIONAL DE APRENDIZAJE “SENA”</text:p>
      <text:p text:style-name="P1"/>
      <text:p text:style-name="P67">REGIONAL DISTRITO CAPITAL</text:p>
      <text:p text:style-name="P67"/>
      <text:p text:style-name="P67">CENTRO DE GESTIÓN DE MERCADOS, LOGÍSTICA Y TECNOLOGÍAS DE LA INFORMACIÓN</text:p>
      <text:p text:style-name="P67"/>
      <text:p text:style-name="P67"/>
      <text:p text:style-name="P67"/>
      <text:p text:style-name="P67"/>
      <text:p text:style-name="P67"/>
      <text:p text:style-name="P67"/>
      <text:p text:style-name="P67">PROGRAMACIÓN PARA ANALÍTICA DE DATOS</text:p>
      <text:p text:style-name="P33">2671743</text:p>
      <text:p text:style-name="P33"/>
      <text:p text:style-name="P33"/>
      <text:p text:style-name="P33"/>
      <text:p text:style-name="P33"/>
      <text:p text:style-name="P33"/>
      <text:p text:style-name="P33"/>
      <text:p text:style-name="P17">Instructor</text:p>
      <text:p text:style-name="P6">Ingeniero: José Fernando Galindo</text:p>
      <text:p text:style-name="P33"/>
      <text:p text:style-name="P45"><text:span text:style-name="T17">A</text:span><text:span text:style-name="T16">pprendi</text:span><text:span text:style-name="T17">z</text:span></text:p>
      <text:p text:style-name="P6">Gabriel Eduardo Masutier Robayo </text:p>
      <text:p text:style-name="P75"/>
      <text:p text:style-name="P76"/>
      <text:p text:style-name="P76"/>
      <text:p text:style-name="P35"/>
      <text:p text:style-name="P7"/>
      <text:p text:style-name="P7"/>
      <text:p text:style-name="P45"><text:span text:style-name="T15">Presentacion </text:span><text:span text:style-name="T18">Entrega II Segundo</text:span><text:span text:style-name="T15"> Trimestre</text:span></text:p>
      <text:p text:style-name="P7"/>
      <text:p text:style-name="P7"/>
      <text:p text:style-name="P7"/>
      <text:p text:style-name="P7"/>
      <text:p text:style-name="P7"/>
      <text:p text:style-name="P7"/>
      <text:p text:style-name="P33"/>
      <text:p text:style-name="P33">Bogotá, Colombia</text:p>
      <text:p text:style-name="P45"><text:span text:style-name="T23">Junio</text:span><text:span text:style-name="T19"> 2023</text:span></text:p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50"><text:span text:style-name="T24">Alguna de la informacion corresponde a la entrega del primer trimestre Marzo 2023 Con colaboracion de l</text:span><text:span text:style-name="T37">a</text:span><text:span text:style-name="T24">s aprendices </text:span><text:span text:style-name="T51">Luna Camila Salcedo Cardozo y Leidy Katherin Varon Andrade.</text:span></text:p>
      <text:p text:style-name="P33"><text:soft-page-break/></text:p>
      <text:p text:style-name="P2">INFORME</text:p>
      <text:p text:style-name="P13"/>
      <text:p text:style-name="P70"><text:span text:style-name="T56">Archivo fuente Link: </text:span><text:span text:style-name="T24">Sena Territorium</text:span></text:p>
      <text:p text:style-name="P14"><text:span text:style-name="T52">Archivo </text:span>SB11-20121-RGSTRO-CLFCCN-V1-0-txt.csv</text:p>
      <text:p text:style-name="P13"/>
      <text:p text:style-name="P8">Diccionario <text:span text:style-name="T59">oficial</text:span> del ICFES utilizado.</text:p>
      <text:p text:style-name="P12">Diccionario Saber11 2010-1 a 2014-1.pdf</text:p>
      <text:p text:style-name="P12"/>
      <text:p text:style-name="P9">En el archivo:</text:p>
      <text:p text:style-name="P15">45390 registros con 115 columnas</text:p>
      <text:p text:style-name="P12"/>
      <text:p text:style-name="P12"/>
      <text:p text:style-name="P4">ACTA DE MODIFICACIONES</text:p>
      <text:p text:style-name="P66">El Archivo despues de eliminar las columnas no necesarias</text:p>
      <text:p text:style-name="P15">45390 registros con <text:span text:style-name="T59">21</text:span> columnas</text:p>
      <text:p text:style-name="P31"><text:span text:style-name="T61">C</text:span><text:span text:style-name="T60">olumnas </text:span><text:span text:style-name="T61">E</text:span><text:span text:style-name="T60">liminadas</text:span><text:span text:style-name="T62">:</text:span><text:span text:style-name="T63"> </text:span><text:span text:style-name="T64">9</text:span><text:span text:style-name="T65">5</text:span><text:span text:style-name="T64"> </text:span><text:span text:style-name="T50">columnas</text:span></text:p>
      <text:p text:style-name="P30"/>
      <text:p text:style-name="P10">Columnas remanentes</text:p>
      <text:p text:style-name="P56">“ESTU_TIPO_DOCUMENTO”</text:p>
      <text:p text:style-name="P56">Se genera la dimension “DM_TDOC” con 8 valores</text:p>
      <text:p text:style-name="P39"><text:span text:style-name="T40">Registros faltantes 2 (</text:span><text:span text:style-name="T6">0.01</text:span><text:span text:style-name="T3">%)</text:span></text:p>
      <text:p text:style-name="P19"/>
      <text:p text:style-name="P19"/>
      <text:p text:style-name="P19">“ESTU_PAIS_RESIDE”</text:p>
      <text:p text:style-name="P56">Se genera la dimension “DM_EPAIS” con 22 valores</text:p>
      <text:p text:style-name="P21"><text:span text:style-name="T25">Registros faltantes 3 (</text:span><text:span text:style-name="T6">0.01</text:span><text:span text:style-name="T7">%)</text:span></text:p>
      <text:p text:style-name="P36"><text:span text:style-name="T7">L</text:span><text:span text:style-name="T6">os registros muestran que el Departamento y el Municipio de residencia son colombianos, asumo que el pais de residencia es colombiano.</text:span></text:p>
      <text:p text:style-name="P19"/>
      <text:p text:style-name="P19"/>
      <text:p text:style-name="P19">“ESTU_GENERO”</text:p>
      <text:p text:style-name="P57">registros faltantes 0</text:p>
      <text:p text:style-name="P58">Hay un total de “F” == 21711 corresponde al 48%</text:p>
      <text:p text:style-name="P58">Hay un total de “M” == 23256 corresponde al 52%</text:p>
      <text:p text:style-name="P58">Hay 423 casos con “X” que no existe en el Diccionario del ICFES, por tanto se resuelve asi:</text:p>
      <text:p text:style-name="P58">9 registros se identificaron por pertenecer a colegios no mixtos:</text:p>
      <text:p text:style-name="P58">8 registros perteneces a colegio “F”</text:p>
      <text:p text:style-name="P58">1 Registro a colegio “M”</text:p>
      <text:p text:style-name="P58">El restante 414 registros se dividieron deacuerdo al porcentage de generos definidos asi:</text:p>
      <text:p text:style-name="P59">215 registros se asigno “M” por ser el 52% de 414</text:p>
      <text:p text:style-name="P59">199 registros se asigno “F” por ser el 48% de 414</text:p>
      <text:p text:style-name="P59">Como resultado <text:span text:style-name="T58">“ESTU_GENERO” </text:span>queda con 2 indicadores unicos “M” y “F” </text:p>
      <text:p text:style-name="P60"/>
      <text:p text:style-name="P59">Se generan las dimensiones DM_wrongColeM y DM_wrongColeF ya que se encontraron registros posiblemente errados</text:p>
      <text:p text:style-name="P59"><text:span text:style-name="T58">“ESTU_GENERO” </text:span>== “F” en <text:span text:style-name="T57">“COLE_GENERO“ </text:span>== “M” 45 registros</text:p>
      <text:p text:style-name="P59"><text:span text:style-name="T58">“ESTU_GENERO” </text:span>== “M” en <text:span text:style-name="T57">“COLE_GENERO“ </text:span>== “F” 88 registros</text:p>
      <text:p text:style-name="P59">Aun no se han tomado desciciones al respecto.</text:p>
      <text:p text:style-name="P56"/>
      <text:p text:style-name="P40"><text:soft-page-break/><text:span text:style-name="T41">ESTU_NACIMIENTO_DIA – </text:span><text:span text:style-name="T24">ESTU_NACIMIENTO_MES –</text:span><text:span text:style-name="T41"> </text:span><text:span text:style-name="T24">ESTU_NACIMIENTO_ANNO</text:span></text:p>
      <text:p text:style-name="P39"><text:span text:style-name="T40">registros faltantes respectivamente</text:span><text:span text:style-name="T26"> 436 </text:span><text:span text:style-name="T27">(</text:span><text:span text:style-name="T8">0.96%)</text:span><text:span text:style-name="T26"> NaN</text:span></text:p>
      <text:p text:style-name="P41"><text:span text:style-name="T42">Estas columnas conforman la fecha de nacimiento en la columna </text:span><text:span text:style-name="T43">“FECHA_ANO“, </text:span><text:span text:style-name="T42">pero l</text:span><text:span text:style-name="T28">a columna “</text:span><text:span text:style-name="T29">FECHA_ANO“ </text:span><text:span text:style-name="T28">tiene </text:span><text:span text:style-name="T30">unicamente 7915 </text:span><text:span text:style-name="T31">registros</text:span><text:span text:style-name="T30"> de 45390, faltando </text:span><text:span text:style-name="T28">37475 </text:span><text:span text:style-name="T32">(</text:span><text:span text:style-name="T9">82.56%</text:span><text:span text:style-name="T10">)</text:span><text:span text:style-name="T9">.</text:span></text:p>
      <text:p text:style-name="P46"><text:span text:style-name="T24">Se resuelve remplasar la columna </text:span><text:span text:style-name="T28">“</text:span><text:span text:style-name="T29">FECHA_ANO“ </text:span><text:span text:style-name="T24">con el resultado de concatenar las columnas </text:span></text:p>
      <text:p text:style-name="P46"><text:span text:style-name="T41">ESTU_NACIMIENTO_DIA </text:span><text:span text:style-name="T39">“/”</text:span><text:span text:style-name="T41"> </text:span><text:span text:style-name="T24">ESTU_NACIMIENTO_MES</text:span><text:span text:style-name="T41"> </text:span><text:span text:style-name="T39">“/”</text:span><text:span text:style-name="T41"> </text:span><text:span text:style-name="T24">ESTU_NACIMIENTO_ANNO</text:span></text:p>
      <text:p text:style-name="P46"><text:span text:style-name="T24">Y se eliminan dichas columnas las cuales </text:span><text:span text:style-name="T36">no se describen en el diccionario oficial</text:span></text:p>
      <text:p text:style-name="P54"/>
      <text:p text:style-name="P42"><text:span text:style-name="T44">La columna “</text:span><text:span text:style-name="T24">ESTU_EDAD</text:span><text:span text:style-name="T44">“ que esta directamente relacionada con las anteriores </text:span><text:span text:style-name="T45">y</text:span><text:span text:style-name="T44"> no presenta falta de datos.</text:span></text:p>
      <text:p text:style-name="P61"/>
      <text:p text:style-name="P43"><text:span text:style-name="T44">La columna “EDAD” </text:span><text:span text:style-name="T46">con </text:span><text:span text:style-name="T4">7,915 registros y un faltante “</text:span><text:span text:style-name="T5">NaN”</text:span><text:span text:style-name="T4"> de 37475 registros (82.56%)</text:span><text:span text:style-name="T44"> </text:span><text:span text:style-name="T46">ademas </text:span><text:span text:style-name="T44">presenta datos totalmente incoherentes </text:span><text:span text:style-name="T46">con valores numericos entre (-35 y 14)</text:span><text:span text:style-name="T44"> no descrit</text:span><text:span text:style-name="T45">os</text:span><text:span text:style-name="T44"> en el diccionario oficial, por tanto <text:s/>los valores en esta se remplazan por los resultados de la operacion de resta de la fecha de presentacion del examen </text:span><text:span text:style-name="T47">el </text:span><text:span text:style-name="T44">“</text:span><text:span text:style-name="T47">15/4/</text:span><text:span text:style-name="T44">2012” </text:span><text:span text:style-name="T47">y la fecha de nacimiento tomada de la concatenacion de las columnas “</text:span><text:span text:style-name="T41">ESTU_NACIMIENTO_DIA – </text:span><text:span text:style-name="T47">ESTU_NACIMIENTO_MES –</text:span><text:span text:style-name="T41"> </text:span><text:span text:style-name="T47">ESTU_NACIMIENTO_ANNO” </text:span><text:span text:style-name="T46">lo cual calcula la edad del estudiante al dia de la presentacion del examen.</text:span></text:p>
      <text:p text:style-name="P47"><text:span text:style-name="T46">E</text:span><text:span text:style-name="T39">l formato que se asume para estas columnas y operaciones es “anno/mes/dia”</text:span></text:p>
      <text:p text:style-name="P65"/>
      <text:p text:style-name="P47"><text:span text:style-name="T44">La columna “</text:span><text:span text:style-name="T39">ESTU_EDAD</text:span><text:span text:style-name="T44">“ </text:span><text:span text:style-name="T49">se compara con la columna </text:span><text:span text:style-name="T44">“EDAD” </text:span><text:span text:style-name="T49">y produce desfaces en las fechas por calculos erroneos de los meses.</text:span></text:p>
      <text:p text:style-name="P48"><text:span text:style-name="T49">S</text:span><text:span text:style-name="T39">e borra la columna </text:span><text:span text:style-name="T44">“</text:span><text:span text:style-name="T45">ESTU_EDAD</text:span><text:span text:style-name="T44">“ </text:span><text:span text:style-name="T39">y se deja la columna “EDAD”</text:span><text:span text:style-name="T44"> </text:span></text:p>
      <text:p text:style-name="P24"/>
      <text:p text:style-name="P24"/>
      <text:p text:style-name="P37"><text:span text:style-name="T22">“</text:span><text:span text:style-name="T24">ESTU_RESIDE_MCPIO” </text:span><text:span text:style-name="T33">se elimina</text:span></text:p>
      <text:p text:style-name="P51"/>
      <text:p text:style-name="P51"/>
      <text:p text:style-name="P37"><text:span text:style-name="T33">“</text:span><text:span text:style-name="T24">ESTU_COD_RESIDE_MCPIO</text:span><text:span text:style-name="T33">“ concuerda con los codigos de DIVIPOLA del DANE por tanto la tabla de DIVIPOLA se asume como dimension para “ESTU_COD_RESIDE_MCPIO“</text:span></text:p>
      <text:p text:style-name="P69"><text:span text:style-name="T54">l</text:span><text:span text:style-name="T55">a columna </text:span><text:span text:style-name="T54">“</text:span><text:span text:style-name="T55">ESTU_COD_RESIDE_MCPIO</text:span><text:span text:style-name="T54">“ </text:span><text:span text:style-name="T55">cambia de nombre a “</text:span><text:span text:style-name="T24">IDCODEMUNI”</text:span></text:p>
      <text:p text:style-name="P38"><text:span text:style-name="T40">Registros faltantes </text:span><text:span text:style-name="T25">336 (0.74%) </text:span><text:span text:style-name="T38">asumiend </text:span><text:span text:style-name="T25">“NA” </text:span><text:span text:style-name="T38">como valor del espacio.</text:span></text:p>
      <text:p text:style-name="P53"/>
      <text:p text:style-name="P69"><text:span text:style-name="T54">“ESTU_RESIDE_DEPTO” se toma el valor del codigo de la tabla “IDCODEMUNI“ y se divide por 1000 dando por resultado el codigo del departamento </text:span><text:span text:style-name="T55">y la columna cambia el nombre a “</text:span><text:span text:style-name="T24">IDCODEDEPTO</text:span><text:span text:style-name="T55">”</text:span><text:span text:style-name="T54">.</text:span></text:p>
      <text:p text:style-name="P38"><text:span text:style-name="T40">Registros faltantes </text:span><text:span text:style-name="T25">336 (0.74%) </text:span><text:span text:style-name="T38">asumiend </text:span><text:span text:style-name="T25">“NA” </text:span><text:span text:style-name="T38">como valor del espacio.</text:span></text:p>
      <text:p text:style-name="P51"/>
      <text:p text:style-name="P52">“COLE_GENERO“ </text:p>
      <text:p text:style-name="P22"><text:span text:style-name="T24">Se genera la dimension “DM_COLGEN” con </text:span><text:span text:style-name="T33">4</text:span><text:span text:style-name="T24"> valores.</text:span></text:p>
      <text:p text:style-name="P21"><text:span text:style-name="T25">Registros faltantes </text:span><text:span text:style-name="T33">6766 (14.91%)</text:span></text:p>
      <text:p text:style-name="P18"/>
      <text:p text:style-name="P56">“COLE_NATURALEZA”</text:p>
      <text:p text:style-name="P21"><text:span text:style-name="T24">Se genera la dimension “DM_COLGEN” con </text:span><text:span text:style-name="T25">3</text:span><text:span text:style-name="T24"> valores.</text:span></text:p>
      <text:p text:style-name="P44"><text:span text:style-name="T40">Registros faltantes </text:span><text:span text:style-name="T7">6769</text:span><text:span text:style-name="T48"> (14.91%)</text:span></text:p>
      <text:p text:style-name="P19"/>
      <text:p text:style-name="P19"/>
      <text:p text:style-name="P19"/>
      <text:p text:style-name="P77"><text:soft-page-break/>“COLE_BILINGUE“</text:p>
      <text:p text:style-name="P78"><text:span text:style-name="T21">Los valores originales descritos son</text:span><text:span text:style-name="T20"> 0, 1 y NaN, </text:span><text:span text:style-name="T21">los que no concuerdan con el diccionario oficial los cuales son</text:span><text:span text:style-name="T20"> S = Si, N = No, </text:span><text:span text:style-name="T21">adicionalmente</text:span><text:span text:style-name="T20"> no se sabe si 0 es No y 1 es Si o </text:span><text:span text:style-name="T1">vice versa</text:span></text:p>
      <text:p text:style-name="P79"><text:span text:style-name="T2">Se asume que 0 == No y 1 == Si y se crea “DM_COLBIL”</text:span></text:p>
      <text:p text:style-name="P39"><text:span text:style-name="T3">Registros faltantes </text:span><text:span text:style-name="T7">11372 </text:span><text:span text:style-name="T11">(25.05%)</text:span></text:p>
      <text:p text:style-name="P63"/>
      <text:p text:style-name="P62">“COLE_CARACTER”</text:p>
      <text:p text:style-name="P23"><text:span text:style-name="T24">Se genera la dimension “DM_COLCARAC” con </text:span><text:span text:style-name="T34">6</text:span><text:span text:style-name="T24"> valores.</text:span></text:p>
      <text:p text:style-name="P27"><text:span text:style-name="T25">Registros faltantes </text:span><text:span text:style-name="T7">67</text:span><text:span text:style-name="T11">8</text:span><text:span text:style-name="T7">9</text:span><text:span text:style-name="T33"> (14.9</text:span><text:span text:style-name="T34">6</text:span><text:span text:style-name="T33">%)</text:span></text:p>
      <text:p text:style-name="P26"/>
      <text:p text:style-name="P26"/>
      <text:p text:style-name="P73">“PUNT_INGLES”</text:p>
      <text:p text:style-name="P74">No se genera dimension por ser datos calificativos por si mismos</text:p>
      <text:p text:style-name="P71">Se encontro un dato <text:span text:style-name="T27">incoherente </text:span><text:span text:style-name="T24">(-1) que se repite 4 veces</text:span></text:p>
      <text:p text:style-name="P71">Los registros estan completos</text:p>
      <text:p text:style-name="P71"/>
      <text:p text:style-name="P71"/>
      <text:p text:style-name="P73">“DESEMP_INGLES”</text:p>
      <text:p text:style-name="P72"><text:span text:style-name="T24">Se genera la dimension “DM_DESING” con </text:span><text:span text:style-name="T34">6</text:span><text:span text:style-name="T24"> valores.</text:span></text:p>
      <text:p text:style-name="P81"><text:span text:style-name="T25">Registros faltantes </text:span><text:span text:style-name="T35">4</text:span><text:span text:style-name="T33"> </text:span><text:span text:style-name="T25">(</text:span><text:span text:style-name="T12">0.01</text:span><text:span text:style-name="T7">%)</text:span></text:p>
      <text:p text:style-name="P82"><text:span text:style-name="T7">c</text:span><text:span text:style-name="T6">orresponden a los (-1) de </text:span><text:span text:style-name="T13">“PUNT_INGLES”</text:span></text:p>
      <text:p text:style-name="P25"/>
      <text:p text:style-name="P25"/>
      <text:p text:style-name="P20">“<text:span text:style-name="T14">ESTU_PUESTO”</text:span></text:p>
      <text:p text:style-name="P55">No se genera dimension</text:p>
      <text:p text:style-name="P20"><text:span text:style-name="T53">Esta columna no</text:span> se toca, son numeros de 1 a 1000.</text:p>
      <text:p text:style-name="P28">No hay datos faltantes</text:p>
      <text:p text:style-name="P29"/>
      <text:p text:style-name="P29"/>
      <text:p text:style-name="P29"/>
      <text:p text:style-name="P49">Modelo Estrella</text:p>
      <text:p text:style-name="P32"/>
      <text:p text:style-name="P11">Tabla de Hechos:</text:p>
      <text:p text:style-name="P64">TH_SB11_2012_1.csv</text:p>
      <text:p text:style-name="P64"/>
      <text:p text:style-name="P11">Dimensiones:</text:p>
      <text:p text:style-name="P29">DM_COLBILIN.csv</text:p>
      <text:p text:style-name="P29">DM_COLCARAC.csv</text:p>
      <text:p text:style-name="P29">DM_COLGEN.csv</text:p>
      <text:p text:style-name="P29">DM_COLNATU.csv</text:p>
      <text:p text:style-name="P29">DM_DESING.csv</text:p>
      <text:p text:style-name="P29">DM_EPAIS.csv</text:p>
      <text:p text:style-name="P29">DM_TDOC.csv</text:p>
      <text:p text:style-name="P29"/>
      <text:p text:style-name="P29"><text:span text:style-name="T66">Dimenciones </text:span><text:span text:style-name="T67">de </text:span><text:span text:style-name="T66">Errores:</text:span></text:p>
      <text:p text:style-name="P29">DM_wrongAge.csv</text:p>
      <text:p text:style-name="P29">DM_wrongColeF.csv</text:p>
      <text:p text:style-name="P29">DM_wrongColeM.csv</text:p>
      <text:p text:style-name="P29"/>
      <text:p text:style-name="P29"/>
      <text:p text:style-name="P29"/>
      <text:p text:style-name="P29"/>
      <text:p text:style-name="P29"><text:soft-page-break/></text:p>
      <text:p text:style-name="P68">Informe argumentado, el desarrollo del caso de estudio propuesto.</text:p>
      <text:p text:style-name="P68">Pantallazos que demuestren las acciones.</text:p>
      <text:p text:style-name="P68">Acta de cambios, eliminaciones o adiciones al DATASET.</text:p>
      <text:p text:style-name="P68">Código en Python utilizado.</text:p>
      <text:p text:style-name="P29"/>
      <text:p text:style-name="P29"/>
      <text:p text:style-name="P5">Se desea comprobar lo siguiente:</text:p>
      <text:p text:style-name="P16">Quienes se destacaron mas en matemáticas, si las mujeres o los hombres, teniendo en cuenta:</text:p>
      <text:p text:style-name="P16"><text:tab/>La ciudad</text:p>
      <text:p text:style-name="P16"><text:tab/>Edad de acuerdo al tipo de documento de identidad</text:p>
      <text:p text:style-name="P16"><text:tab/>Tipo de colegio (Oficial, Privado) y caracterización del colegio (ACADEMICO, TECNICO, etc.)</text:p>
      <text:p text:style-name="P16"><text:tab/>Qué nivel de ingles</text:p>
      <text:p text:style-name="P16"><text:tab/>Nacionalidad</text:p>
      <text:p text:style-name="P16"/>
      <text:p text:style-name="P3">A Entregar </text:p>
      <text:p text:style-name="P16"><text:span text:style-name="T14">M</text:span>odelo estrella en MYSQL</text:p>
      <text:p text:style-name="P16"><text:span text:style-name="T14">E</text:span>l código en Python</text:p>
      <text:p text:style-name="P16"><text:span text:style-name="T14">Los</text:span> script <text:span text:style-name="T14">en</text:span> SQL</text:p>
      <text:p text:style-name="P16"><text:span text:style-name="T14">I</text:span>nforme de desarro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O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5:58:40.353772910</meta:creation-date>
    <dc:date>2023-06-15T16:34:34.197957740</dc:date>
    <meta:editing-duration>PT14H23M2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5" meta:paragraph-count="122" meta:word-count="889" meta:character-count="5921" meta:non-whitespace-character-count="5138"/>
  </office:meta>
</office:document-meta>
</file>